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reeSerif" svg:font-family="FreeSerif" style:font-family-generic="roman"/>
    <style:font-face style:name="Freeserif" svg:font-family="Freeserif" style:font-family-generic="roman"/>
    <style:font-face style:name="FreeSans" svg:font-family="FreeSans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14776"/>
    </style:style>
    <style:style style:name="P2" style:family="paragraph" style:parent-style-name="Heading_20_3">
      <style:text-properties style:font-name="Freesans" officeooo:paragraph-rsid="00014776"/>
    </style:style>
    <style:style style:name="P3" style:family="paragraph" style:parent-style-name="Standard">
      <style:text-properties style:font-name="Freeserif" fo:font-size="12pt" officeooo:rsid="0007e981" officeooo:paragraph-rsid="0007e981" style:font-size-asian="12pt" style:font-size-complex="12pt"/>
    </style:style>
    <style:style style:name="P4" style:family="paragraph" style:parent-style-name="Standard">
      <style:text-properties style:font-name="Freeserif" fo:font-size="12pt" officeooo:rsid="000d155c" officeooo:paragraph-rsid="000d155c" style:font-size-asian="12pt" style:font-size-complex="12pt"/>
    </style:style>
    <style:style style:name="P5" style:family="paragraph" style:parent-style-name="Heading_20_2">
      <style:text-properties style:font-name="Freesans" fo:font-size="14pt" officeooo:rsid="00112339" officeooo:paragraph-rsid="00112339" style:font-size-asian="14pt" style:font-size-complex="14pt"/>
    </style:style>
    <style:style style:name="T1" style:family="text">
      <style:text-properties officeooo:rsid="00018b85"/>
    </style:style>
    <style:style style:name="T2" style:family="text">
      <style:text-properties fo:font-weight="bold" officeooo:rsid="00018b85" style:font-name-asian="Microsoft YaHei" style:font-weight-asian="bold" style:font-name-complex="Mangal" style:font-weight-complex="bold"/>
    </style:style>
    <style:style style:name="T3" style:family="text">
      <style:text-properties officeooo:rsid="0009a4b9"/>
    </style:style>
    <style:style style:name="T4" style:family="text">
      <style:text-properties officeooo:rsid="000de596"/>
    </style:style>
    <style:style style:name="T5" style:family="text">
      <style:text-properties officeooo:rsid="00140c27"/>
    </style:style>
    <style:style style:name="T6" style:family="text">
      <style:text-properties style:font-name="Freesans" fo:font-size="12pt" style:font-size-asian="12pt" style:font-size-complex="12pt"/>
    </style:style>
    <style:style style:name="T7" style:family="text">
      <style:text-properties style:font-name="Freesans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T8" style:family="text">
      <style:text-properties style:font-name="Freesans" fo:font-size="12pt" fo:font-weight="bold" officeooo:rsid="00018b85" style:font-name-asian="Microsoft YaHei" style:font-size-asian="12pt" style:font-weight-asian="bold" style:font-name-complex="Mangal" style:font-size-complex="12pt" style:font-weight-complex="bold"/>
    </style:style>
    <style:style style:name="T9" style:family="text">
      <style:text-properties officeooo:rsid="00320eec"/>
    </style:style>
    <style:style style:name="T10" style:family="text">
      <style:text-properties officeooo:rsid="003606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Jonathan Ek</text:h>
      <text:h text:style-name="P2" text:outline-level="3">Sprint 1</text:h>
      <text:p text:style-name="P3">I <text:span text:style-name="T3">participated in creating </text:span>the use-case diagram that we presented <text:span text:style-name="T10">to Martin</text:span>. <text:span text:style-name="T5">I also participated in discussing what was supposed to be included in the software system.</text:span></text:p>
      <text:h text:style-name="P1" text:outline-level="3"><text:span text:style-name="T6">Sprint </text:span><text:span text:style-name="T8">2</text:span></text:h>
      <text:p text:style-name="P4">After <text:span text:style-name="T9">the</text:span> meet<text:span text:style-name="T9">ing with</text:span> Martin I’ve worked on <text:span text:style-name="T4">lab 2, where I assumed the responsibility of allocating work to the people involved and I have also answered some questions myself. I also was a part of the group responsible for creating a conceptual website that we will show to Martin on the next mee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reeSerif" svg:font-family="FreeSerif" style:font-family-generic="roman"/>
    <style:font-face style:name="Freeserif" svg:font-family="Freeserif" style:font-family-generic="roman"/>
    <style:font-face style:name="FreeSans" svg:font-family="FreeSans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FreeSans" fo:font-family="FreeSans" style:font-family-generic="swiss" fo:font-size="12pt" fo:font-weight="bold" officeooo:rsid="00018b85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2-14T14:15:36.179000000</dc:date>
    <meta:editing-duration>PT42M6S</meta:editing-duration>
    <meta:editing-cycles>33</meta:editing-cycles>
    <meta:document-statistic meta:table-count="0" meta:image-count="0" meta:object-count="0" meta:page-count="1" meta:paragraph-count="5" meta:word-count="87" meta:character-count="496" meta:non-whitespace-character-count="414"/>
  </office:meta>
</office:document-meta>
</file>